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style:font-name="Courier" fo:font-weight="bold" style:font-weight-asian="bold" style:font-weight-complex="bold"/>
    </style:style>
    <style:style style:name="P3" style:family="paragraph" style:parent-style-name="Standard">
      <style:paragraph-properties fo:text-align="justify" style:justify-single-word="false"/>
      <style:text-properties style:font-name="Courier" fo:font-weight="normal" style:font-weight-asian="normal" style:font-weight-complex="normal"/>
    </style:style>
    <style:style style:name="P4" style:family="paragraph" style:parent-style-name="Standard">
      <style:paragraph-properties fo:text-align="justify" style:justify-single-word="false"/>
      <style:text-properties style:font-name="Liberation Serif" fo:font-weight="bold" style:font-weight-asian="bold" style:font-weight-complex="bold"/>
    </style:style>
    <style:style style:name="P5" style:family="paragraph" style:parent-style-name="Standard">
      <style:paragraph-properties fo:text-align="justify" style:justify-single-word="false"/>
      <style:text-properties style:font-name="Liberation Serif"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style:font-name="Liberation Serif" fo:font-weight="normal" style:font-weight-asian="normal" style:font-weight-complex="normal"/>
    </style:style>
    <style:style style:name="P8" style:family="paragraph" style:parent-style-name="Standard">
      <style:paragraph-properties fo:text-align="justify" style:justify-single-word="false"/>
      <style:text-properties style:font-name="Courier" fo:font-weight="normal" officeooo:paragraph-rsid="0014f4f4" style:font-weight-asian="normal" style:font-weight-complex="normal"/>
    </style:style>
    <style:style style:name="P9" style:family="paragraph" style:parent-style-name="Standard">
      <style:paragraph-properties fo:text-align="justify" style:justify-single-word="false"/>
      <style:text-properties style:font-name="Liberation Serif" fo:font-weight="normal" officeooo:paragraph-rsid="0014f4f4"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Courier" fo:font-weight="normal" style:font-weight-asian="normal" style:font-weight-complex="normal"/>
    </style:style>
    <style:style style:name="T4" style:family="text">
      <style:text-properties style:font-name="Liberation Serif" fo:font-weight="normal" style:font-weight-asian="normal" style:font-weight-complex="normal"/>
    </style:style>
    <style:style style:name="T5" style:family="text">
      <style:text-properties officeooo:rsid="0014f4f4"/>
    </style:style>
    <style:style style:name="T6" style:family="text">
      <style:text-properties officeooo:rsid="00158a0b"/>
    </style:style>
    <style:style style:name="T7" style:family="text">
      <style:text-properties officeooo:rsid="0015fc2d"/>
    </style:style>
    <style:style style:name="T8" style:family="text">
      <style:text-properties officeooo:rsid="001707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relation Coefficient Code in C++ for K0TO</text:p>
      <text:p text:style-name="P6"/>
      <text:p text:style-name="P6"><text:tab/>This code calculates the correlation coefficient between a given array of data and a reference peak. It consists of a header file, corrcoef.h, to be included in another C++ program. For convenience, the header file is complete - it includes the function definitions, and no special steps need to be taken to compile code with this file.</text:p>
      <text:p text:style-name="P1"><text:span text:style-name="T1"><text:tab/>corrcoef.h includes a single class, </text:span><text:span text:style-name="T3">corrcoef</text:span><text:span text:style-name="T4">. It has a constructor (and destructor), and a function </text:span><text:span text:style-name="T3">analyze</text:span><text:span text:style-name="T4">, which actually calculates the correlation coefficients. It also has a number of public variables to input parameters and retrieve data from the algorithm.</text:span></text:p>
      <text:p text:style-name="P1"><text:span text:style-name="T4"><text:tab/>First, instantiate a </text:span><text:span text:style-name="T3">corrcoef</text:span><text:span text:style-name="T4"> object. The constructor takes a single integer: the size of the data array. The parameter variables will be initialized to their default values. These parameters may be accessed directly. Then, call the </text:span><text:span text:style-name="T3">analyze</text:span><text:span text:style-name="T4"> function, passing a pointer to the (integer) data array, as well as the number of elements in the array. The calculated values will be stored in the four output arrays.</text:span></text:p>
      <text:p text:style-name="P5"/>
      <text:p text:style-name="P4">Input Parameters</text:p>
      <text:p text:style-name="P1"><text:span text:style-name="T4"><text:tab/>Set these to desired values after instantiating and before running </text:span><text:span text:style-name="T3">analyze</text:span><text:span text:style-name="T4"> on any data.</text:span></text:p>
      <text:p text:style-name="P5"/>
      <text:p text:style-name="P3">int corrcoeff.kstart</text:p>
      <text:p text:style-name="P5"><text:tab/>Default: 0</text:p>
      <text:p text:style-name="P5"><text:tab/>The correlation coefficients will be calculated beginning at this value. If the earliest the peak is expected to begin at is 20, for instance, this could be set to 20, to reduce the number of coefficients that are calculated.</text:p>
      <text:p text:style-name="P5"/>
      <text:p text:style-name="P3">int corrcoeff.kend</text:p>
      <text:p text:style-name="P5"><text:tab/>Default: 63 (see constructor)</text:p>
      <text:p text:style-name="P5"><text:tab/>The correlation coefficients will be calculated until this value. When the start of the reference peak shifts to this value, the function will return. Therefore, in combination with kstart, a window may be defined such that the correlation coefficients will only be calculated in the range of this window.</text:p>
      <text:p text:style-name="P5"/>
      <text:p text:style-name="P3">int corrcoeff.threshold</text:p>
      <text:p text:style-name="P5"><text:tab/>Default: 0</text:p>
      <text:p text:style-name="P5"><text:tab/>Minimum value of the square of the correlation coefficient for it to be recorded.</text:p>
      <text:p text:style-name="P5"/>
      <text:p text:style-name="P3">int corrcoeff.minarea</text:p>
      <text:p text:style-name="P5"><text:tab/>Default: 0</text:p>
      <text:p text:style-name="P5"><text:tab/>The sum of the 21 samples being compared against the reference peak must exceed this value for the correlation coefficient to be calculated.</text:p>
      <text:p text:style-name="P5"/>
      <text:p text:style-name="P4">Output</text:p>
      <text:p text:style-name="P2"><text:span text:style-name="T4"><text:tab/>After </text:span><text:span text:style-name="T1">analyze</text:span><text:span text:style-name="T4"> is called, these variables will contain the output of the algorithm.</text:span></text:p>
      <text:p text:style-name="P5"/>
      <text:p text:style-name="P3">int corrcoeff.numary</text:p>
      <text:p text:style-name="P4"><text:span text:style-name="T1"><text:tab/>The number of correlation coefficients that were recorded. The following arrays have data in elements zero through </text:span><text:span text:style-name="T3">numary</text:span><text:span text:style-name="T1">.</text:span></text:p>
      <text:p text:style-name="P5"/>
      <text:p text:style-name="P3">int* corrcoeff.locary</text:p>
      <text:p text:style-name="P4"><text:span text:style-name="T1"><text:tab/>Pointer to an array containing the starting sample position of the data correlated against for </text:span><text:soft-page-break/><text:span text:style-name="T1">output values at this index. In other words, if at element 5 of this array, the value 29 is stored, then each of the following arrays hold at element 5 output corresponding to the 21 samples beginning at sample 29.</text:span></text:p>
      <text:p text:style-name="P5"/>
      <text:p text:style-name="P3">int* corrcoeff.arary</text:p>
      <text:p text:style-name="P5"><text:tab/>An array containing the sum of the 21 consecutive samples compared against the reference peak for each position where a correlation coefficient was recorded.</text:p>
      <text:p text:style-name="P5"/>
      <text:p text:style-name="P3">double* corrcoeff.ccary</text:p>
      <text:p text:style-name="P5"><text:tab/>An array containing the actual, calculated correlation coefficients.</text:p>
      <text:p text:style-name="P5"/>
      <text:p text:style-name="P3">double* corrcoeff.timary</text:p>
      <text:p text:style-name="P5"><text:tab/>The time at which the peak occurs is stored in this array. It is calculated according to a weighted average.</text:p>
      <text:p text:style-name="P5"/>
      <text:p text:style-name="P8"><text:span text:style-name="T6">d</text:span><text:span text:style-name="T5">ouble* corrcoeff.timsqary</text:span></text:p>
      <text:p text:style-name="P9"><text:span text:style-name="T5"><text:tab/></text:span><text:span text:style-name="T7">Mean square width of the 21 channels. </text:span><text:span text:style-name="T8">(Square of the RMS value)</text:span></text:p>
      <text:p text:style-name="P5"/>
      <text:p text:style-name="P4">Functions</text:p>
      <text:p text:style-name="P5"/>
      <text:p text:style-name="P3">corrcoeff::corrcoeff(int size)</text:p>
      <text:p text:style-name="P4"><text:span text:style-name="T1"><text:tab/>Constructor. It initializes the input parameters to their default values. The output arrays listed above are allocated with a number of elements equal to the passed parameter </text:span><text:span text:style-name="T3">size</text:span><text:span text:style-name="T1">. It should ordinarily be set equal to the number of samples of data that will be passed to each call of </text:span><text:span text:style-name="T3">analyze</text:span><text:span text:style-name="T1">.</text:span></text:p>
      <text:p text:style-name="P5"/>
      <text:p text:style-name="P3">void corrcoeff::analyze(int* stream, int samples)</text:p>
      <text:p text:style-name="P4"><text:span text:style-name="T1"><text:tab/>Performs the correlation coefficient algorithm. The data to be analyzed are stored in an array pointed to by </text:span><text:span text:style-name="T3">stream</text:span><text:span text:style-name="T1">. It should meet the following criteria:</text:span></text:p>
      <text:p text:style-name="P5"><text:tab/>-Data are pedestal subtracted</text:p>
      <text:p text:style-name="P5"><text:tab/>-Eight samples of zeroes are inserted at the beginning and end of the data.</text:p>
      <text:p text:style-name="P4"><text:span text:style-name="T1"><text:tab/>The parameter </text:span><text:span text:style-name="T3">samples</text:span><text:span text:style-name="T1"> is the size of the array pointed to by </text:span><text:span text:style-name="T3">stream</text:span><text:span text:style-name="T1">. After </text:span><text:span text:style-name="T3">analyze</text:span><text:span text:style-name="T1"> is called, the output variables listed above will be filled with data that can be extracted.</text:span></text:p>
      <text:p text:style-name="P5"/>
      <text:p text:style-name="P4">Example Code</text:p>
      <text:p text:style-name="P5"><text:tab/>Included is a simple program <text:span text:style-name="T2">test.cpp </text:span>that will take in a pedestal and 64 samples of data from the standard input and perform analysis on them. The results will be put in standard output. Recall that in Bash, a file may be taken as the standard input to a program using <text:span text:style-name="T2">&lt;</text:span>. For instance, the following will display the output from processing the data in the included <text:span text:style-name="T2">testdata1</text:span> file:</text:p>
      <text:p text:style-name="P5"/>
      <text:p text:style-name="P3">./test &lt; testdata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4-03T20:24:13</meta:creation-date>
    <dc:date>2014-02-07T15:22:35</dc:date>
    <meta:editing-duration>PT1H40M29S</meta:editing-duration>
    <meta:editing-cycles>21</meta:editing-cycles>
    <meta:generator>LibreOffice/3.6$Linux_X86_64 LibreOffice_project/360m1$Build-304</meta:generator>
    <meta:document-statistic meta:table-count="0" meta:image-count="0" meta:object-count="0" meta:page-count="2" meta:paragraph-count="43" meta:word-count="698" meta:character-count="4346" meta:non-whitespace-character-count="3666"/>
  </office:meta>
</office:document-meta>
</file>